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gradient" draw:fill-color="#729fcf" draw:fill-gradient-name="Gradient_20_7" draw:textarea-horizontal-align="justify" draw:textarea-vertical-align="middle" draw:auto-grow-height="false" fo:min-height="9.75cm" fo:min-width="19.5cm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svg:stroke-width="0.212cm" svg:stroke-color="#ffffff" draw:marker-start-width="0.518cm" draw:marker-end-width="0.518cm" svg:stroke-opacity="60%" draw:fill="solid" draw:fill-color="#000000" loext:fill-use-slide-background="false" draw:opacity="50%" draw:textarea-horizontal-align="justify" draw:textarea-vertical-align="middle" draw:auto-grow-height="false" fo:min-height="13.894cm" fo:min-width="13.432cm" fo:padding-top="0.231cm" fo:padding-bottom="0.231cm" fo:padding-left="0.356cm" fo:padding-right="0.356cm" draw:shadow="hidden" loext:decorative="false"/>
    </style:style>
    <style:style style:name="gr3" style:family="graphic" style:parent-style-name="standard">
      <style:graphic-properties draw:stroke="none" svg:stroke-width="0.212cm" svg:stroke-color="#ffffff" draw:marker-start-width="0.518cm" draw:marker-end-width="0.518cm" svg:stroke-opacity="20%" draw:fill="solid" draw:fill-color="#000000" loext:fill-use-slide-background="false" draw:opacity="10%" draw:textarea-horizontal-align="justify" draw:textarea-vertical-align="middle" draw:auto-grow-height="false" fo:min-height="8.024cm" fo:min-width="7.774cm" fo:padding-top="0.231cm" fo:padding-bottom="0.231cm" fo:padding-left="0.356cm" fo:padding-right="0.356cm" draw:shadow="hidden" loext:decorative="false"/>
    </style:style>
    <style:style style:name="gr4" style:family="graphic" style:parent-style-name="standard">
      <style:graphic-properties draw:stroke="none" draw:fill-color="#000000" draw:opacity="20%" draw:textarea-horizontal-align="justify" draw:textarea-vertical-align="middle" draw:auto-grow-height="false" fo:min-height="9.65cm" fo:min-width="9.4cm" draw:shadow="hidden" loext:decorative="false"/>
    </style:style>
    <style:style style:name="gr5" style:family="graphic" style:parent-style-name="standard">
      <style:graphic-properties draw:stroke="none" draw:fill-color="#000000" draw:opacity="40%" draw:textarea-horizontal-align="justify" draw:textarea-vertical-align="middle" draw:auto-grow-height="false" fo:min-height="12.479cm" fo:min-width="12.229cm" draw:shadow="hidden" loext:decorative="false"/>
    </style:style>
    <style:style style:name="gr6" style:family="graphic" style:parent-style-name="standard">
      <style:graphic-properties draw:stroke="none" svg:stroke-width="0.212cm" svg:stroke-color="#ffffff" draw:marker-start-width="0.518cm" draw:marker-end-width="0.518cm" svg:stroke-opacity="40%" draw:fill="solid" draw:fill-color="#000000" loext:fill-use-slide-background="false" draw:opacity="30%" draw:textarea-horizontal-align="justify" draw:textarea-vertical-align="middle" draw:auto-grow-height="false" fo:min-height="10.852cm" fo:min-width="10.602cm" fo:padding-top="0.231cm" fo:padding-bottom="0.231cm" fo:padding-left="0.356cm" fo:padding-right="0.356cm" draw:shadow="hidden" loext:decorative="false"/>
    </style:style>
    <style:style style:name="gr7" style:family="graphic" style:parent-style-name="standard">
      <style:graphic-properties draw:stroke="none" draw:fill-color="#000000" draw:opacity="60%" draw:textarea-horizontal-align="justify" draw:textarea-vertical-align="middle" draw:auto-grow-height="false" fo:min-height="15.308cm" fo:min-width="15.058cm" draw:shadow="hidden" loext:decorative="false"/>
    </style:style>
    <style:style style:name="gr8" style:family="graphic" style:parent-style-name="standard">
      <style:graphic-properties draw:stroke="none" draw:fill-color="#000000" draw:opacity="70%" draw:textarea-horizontal-align="justify" draw:textarea-vertical-align="middle" draw:auto-grow-height="false" fo:min-height="16.722cm" fo:min-width="16.472cm" draw:shadow="hidden" loext:decorative="false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fo:color="#ffffff" loext:opacity="100%" fo:font-weight="bold" style:font-weight-asian="bold" style:font-weight-complex="bold"/>
    </style:style>
    <style:style style:name="P2" style:family="paragraph">
      <style:paragraph-properties fo:text-align="center"/>
      <style:text-properties fo:color="#ffffff" loext:opacity="100%" fo:font-weight="bold" style:font-weight-asian="bold" style:font-weight-complex="bold"/>
    </style:style>
    <style:style style:name="P3" style:family="paragraph">
      <loext:graphic-properties draw:fill="gradient" draw:fill-color="#729fcf" draw:fill-gradient-name="Gradient_20_7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4" style:family="paragraph">
      <loext:graphic-properties draw:fill="solid" draw:fill-color="#000000" draw:opacity="50%"/>
      <style:paragraph-properties fo:text-align="center"/>
    </style:style>
    <style:style style:name="P5" style:family="paragraph">
      <loext:graphic-properties draw:fill="solid" draw:fill-color="#000000" draw:opacity="10%"/>
      <style:paragraph-properties fo:text-align="center"/>
    </style:style>
    <style:style style:name="P6" style:family="paragraph">
      <loext:graphic-properties draw:fill-color="#000000" draw:opacity="20%"/>
      <style:paragraph-properties fo:text-align="center"/>
    </style:style>
    <style:style style:name="P7" style:family="paragraph">
      <loext:graphic-properties draw:fill-color="#000000" draw:opacity="40%"/>
      <style:paragraph-properties fo:text-align="center"/>
    </style:style>
    <style:style style:name="P8" style:family="paragraph">
      <loext:graphic-properties draw:fill="solid" draw:fill-color="#000000" draw:opacity="30%"/>
      <style:paragraph-properties fo:text-align="center"/>
    </style:style>
    <style:style style:name="P9" style:family="paragraph">
      <loext:graphic-properties draw:fill-color="#000000" draw:opacity="60%"/>
      <style:paragraph-properties fo:text-align="center"/>
    </style:style>
    <style:style style:name="P10" style:family="paragraph">
      <loext:graphic-properties draw:fill-color="#000000" draw:opacity="70%"/>
      <style:paragraph-properties fo:text-align="center"/>
    </style:style>
    <style:style style:name="T1" style:family="text"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loext:opacity="100%" fo:font-weight="bold" style:font-weight-asian="bold" style:font-weight-complex="bold"/>
    </style:style>
    <style:style style:name="T3" style:family="text">
      <style:text-properties fo:color="#ffffff" loext:opacity="100%"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color="#ffffff" loext:opacity="100%" fo:font-size="18pt" fo:font-weight="normal" style:font-size-asian="18pt" style:font-weight-asian="normal" style:font-size-complex="18pt" style:font-weight-complex="normal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3" draw:layer="layout" svg:width="20cm" svg:height="10cm" svg:x="-0.001cm" svg:y="0cm">
          <text:p text:style-name="P1"><text:span text:style-name="T1"><text:s/>🤩</text:span></text:p>
          <text:p text:style-name="P2"><text:span text:style-name="T2"/></text:p>
          <text:p text:style-name="P2"><text:span text:style-name="T2">Python + SimPy + Panda3D</text:span></text:p>
          <text:p text:style-name="P2"><text:span text:style-name="T2"/></text:p>
          <text:p text:style-name="P2"><text:span text:style-name="T3">Discrete event simulation (DES) plus</text:span><text:span text:style-name="T3"><text:line-break/></text:span><text:span text:style-name="T3">hardware-accelerated 3D visualization</text:span><text:span text:style-name="T3"><text:line-break/></text:span><text:span text:style-name="T3">with state-of-the-art open source tools</text:span></text:p>
          <text:p text:style-name="P2"><text:span text:style-name="T4"/></text:p>
          <text:p text:style-name="P1"><text:span text:style-name="T5">🧑‍💻</text:span></text:p>
          <draw:enhanced-geometry svg:viewBox="0 0 21600 21600" draw:type="rectangle" draw:enhanced-path="M 0 0 L 21600 0 21600 21600 0 21600 0 0 Z N"/>
        </draw:custom-shape>
        <draw:path draw:style-name="gr2" draw:text-style-name="P4" draw:layer="layout" svg:width="20cm" svg:height="20cm" svg:x="-0.001cm" svg:y="-5cm" svg:viewBox="0 0 20001 20001" svg:d="M17795 14501c790-1368 1206-2921 1206-4501 0-1579-416-3132-1206-4500s-1926-2504-3294-3294-2921-1206-4501-1206c-1579 0-3132 416-4500 1206s-2504 1926-3294 3294-1206 2921-1206 4501c0 1579 416 3132 1206 4500s1926 2504 3294 3294 2921 1206 4501 1206c1579 0 3132-416 4500-1206s2504-1926 3294-3294zM18661 15001c-878 1520-2140 2782-3660 3660-1521 878-3245 1340-5000 1340-1756 0-3480-462-5001-1340-1520-878-2782-2140-3660-3660-878-1521-1340-3245-1340-5000 0-1756 462-3480 1340-5001 878-1520 2140-2782 3660-3660 1521-878 3245-1340 5000-1340 1756 0 3480 462 5001 1340 1520 878 2782 2140 3660 3660 878 1521 1340 3245 1340 5000 0 1756-462 3480-1340 5001z">
          <text:p/>
        </draw:path>
        <draw:path draw:style-name="gr3" draw:text-style-name="P5" draw:layer="layout" svg:width="12cm" svg:height="12cm" svg:x="3.999cm" svg:y="-1cm" svg:viewBox="0 0 12001 12001" svg:d="M10331 8501c439-760 670-1623 670-2501 0-877-231-1740-670-2500s-1070-1391-1830-1830-1623-670-2501-670c-877 0-1740 231-2500 670s-1391 1070-1830 1830-670 1623-670 2501c0 877 231 1740 670 2500s1070 1391 1830 1830 1623 670 2501 670c877 0 1740-231 2500-670s1391-1070 1830-1830zM11197 9001c-527 912-1284 1669-2196 2196s-1947 804-3000 804c-1054 0-2089-277-3001-804s-1669-1284-2196-2196-804-1947-804-3000c0-1054 277-2089 804-3001s1284-1669 2196-2196 1947-804 3000-804c1054 0 2089 277 3001 804s1669 1284 2196 2196 804 1947 804 3000c0 1054-277 2089-804 3001z">
          <text:p/>
        </draw:path>
        <draw:path draw:style-name="gr4" draw:text-style-name="P6" draw:layer="layout" svg:width="14cm" svg:height="14cm" svg:x="2.999cm" svg:y="-2cm" svg:viewBox="0 0 14001 14001" svg:d="M12197 10001c527-912 804-1947 804-3001 0-1053-277-2088-804-3000s-1284-1669-2196-2196-1947-804-3001-804c-1053 0-2088 277-3000 804s-1669 1284-2196 2196-804 1947-804 3001c0 1053 277 2088 804 3000s1284 1669 2196 2196 1947 804 3001 804c1053 0 2088-277 3000-804s1669-1284 2196-2196zM13063 10501c-614 1064-1498 1948-2562 2562-1064 615-2272 938-3500 938-1229 0-2437-323-3501-938-1064-614-1948-1498-2562-2562-615-1064-938-2272-938-3500 0-1229 323-2437 938-3501 614-1064 1498-1948 2562-2562 1064-615 2272-938 3500-938 1229 0 2437 323 3501 938 1064 614 1948 1498 2562 2562 615 1064 938 2272 938 3500 0 1229-323 2437-938 3501z">
          <text:p/>
        </draw:path>
        <draw:path draw:style-name="gr5" draw:text-style-name="P7" draw:layer="layout" svg:width="18.001cm" svg:height="18.001cm" svg:x="0.997cm" svg:y="-4.002cm" svg:viewBox="0 0 18002 18002" svg:d="M15931 13003c702-1216 1072-2596 1072-4001 0-1404-370-2784-1072-4000s-1712-2226-2928-2928-2596-1072-4001-1072c-1404 0-2784 370-4000 1072s-2226 1712-2928 2928-1072 2596-1072 4001c0 1404 370 2784 1072 4000s1712 2226 2928 2928 2596 1072 4001 1072c1404 0 2784-370 4000-1072s2226-1712 2928-2928zM16796 13502c-790 1368-1926 2504-3294 3294-1369 790-2921 1206-4501 1206s-3132-416-4500-1206c-1369-790-2505-1926-3295-3294-790-1369-1206-2921-1206-4501s416-3132 1206-4500c790-1369 1926-2505 3294-3295 1369-790 2921-1206 4501-1206s3132 416 4500 1206c1369 790 2505 1926 3295 3294 790 1369 1206 2921 1206 4501s-416 3132-1206 4501z">
          <text:p/>
        </draw:path>
        <draw:path draw:style-name="gr6" draw:text-style-name="P8" draw:layer="layout" svg:width="16cm" svg:height="16cm" svg:x="1.999cm" svg:y="-3cm" svg:viewBox="0 0 16001 16001" svg:d="M14063 11501c615-1064 938-2272 938-3501 0-1228-323-2436-938-3500-614-1064-1498-1948-2562-2562-1064-615-2272-938-3501-938-1228 0-2436 323-3500 938-1064 614-1948 1498-2562 2562-615 1064-938 2272-938 3501 0 1228 323 2436 938 3500 614 1064 1498 1948 2562 2562 1064 615 2272 938 3501 938 1228 0 2436-323 3500-938 1064-614 1948-1498 2562-2562zM14929 12001c-702 1216-1712 2226-2928 2928s-2596 1072-4000 1072c-1405 0-2785-370-4001-1072s-2226-1712-2928-2928-1072-2596-1072-4000c0-1405 370-2785 1072-4001s1712-2226 2928-2928 2596-1072 4000-1072c1405 0 2785 370 4001 1072s2226 1712 2928 2928 1072 2596 1072 4000c0 1405-370 2785-1072 4001z">
          <text:p/>
        </draw:path>
        <draw:path draw:style-name="gr7" draw:text-style-name="P9" draw:layer="layout" svg:width="22cm" svg:height="22cm" svg:x="-1.001cm" svg:y="-6cm" svg:viewBox="0 0 22001 22001" svg:d="M19661 16001c878-1521 1340-3245 1340-5001 0-1755-462-3479-1340-5000-878-1520-2140-2782-3660-3660-1521-878-3245-1340-5001-1340-1755 0-3479 462-5000 1340-1520 878-2782 2140-3660 3660-878 1521-1340 3245-1340 5001 0 1755 462 3479 1340 5000 878 1520 2140 2782 3660 3660 1521 878 3245 1340 5001 1340 1755 0 3479-462 5000-1340 1520-878 2782-2140 3660-3660zM20527 16501c-965 1672-2354 3061-4026 4026-1673 966-3570 1474-5500 1474-1931 0-3828-508-5501-1474-1672-965-3061-2354-4026-4026-966-1673-1474-3570-1474-5500 0-1931 508-3828 1474-5501 965-1672 2354-3061 4026-4026 1673-966 3570-1474 5500-1474 1931 0 3828 508 5501 1474 1672 965 3061 2354 4026 4026 966 1673 1474 3570 1474 5500 0 1931-508 3828-1474 5501z">
          <text:p/>
        </draw:path>
        <draw:path draw:style-name="gr8" draw:text-style-name="P10" draw:layer="layout" svg:width="24cm" svg:height="24cm" svg:x="-2.001cm" svg:y="-7cm" svg:viewBox="0 0 24001 24001" svg:d="M21527 17501c966-1673 1474-3570 1474-5501 0-1930-508-3827-1474-5500-965-1672-2354-3061-4026-4026-1673-966-3570-1474-5501-1474-1930 0-3827 508-5500 1474-1672 965-3061 2354-4026 4026-966 1673-1474 3570-1474 5501 0 1930 508 3827 1474 5500 965 1672 2354 3061 4026 4026 1673 966 3570 1474 5501 1474 1930 0 3827-508 5500-1474 1672-965 3061-2354 4026-4026zM22393 18001c-1053 1824-2568 3339-4392 4392-1825 1054-3894 1608-6000 1608-2107 0-4176-554-6001-1608-1824-1053-3339-2568-4392-4392-1054-1825-1608-3894-1608-6000 0-2107 554-4176 1608-6001 1053-1824 2568-3339 4392-4392 1825-1054 3894-1608 6000-1608 2107 0 4176 554 6001 1608 1824 1053 3339 2568 4392 4392 1054 1825 1608 3894 1608 6000 0 2107-554 4176-1608 6001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7" draw:display-name="Gradient 7" draw:style="linear" draw:start-color="#2a6099" draw:end-color="#bf0041" draw:start-intensity="100%" draw:end-intensity="100%" draw:angle="30deg" draw:border="0%">
      <loext:gradient-stop svg:offset="0" loext:color-type="rgb" loext:color-value="#2a6099"/>
      <loext:gradient-stop svg:offset="1" loext:color-type="rgb" loext:color-value="#bf0041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12T15:14:29.634000000</meta:creation-date>
    <dc:date>2024-04-13T00:01:16.576000000</dc:date>
    <meta:editing-duration>PT19M51S</meta:editing-duration>
    <meta:editing-cycles>3</meta:editing-cycles>
    <meta:generator>LibreOffice/7.6.6.3$Windows_X86_64 LibreOffice_project/d97b2716a9a4a2ce1391dee1765565ea469b0ae7</meta:generator>
    <meta:document-statistic meta:object-count="8"/>
  </office:meta>
</office:document-meta>
</file>